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6" table:style-name="ta1" table:print="false">
        <table:table-column table:style-name="co5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7">03/07/2024</text:date>, <text:time>08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07T08:17:40.93</dc:date>
    <meta:editing-duration>P4DT2H28M11S</meta:editing-duration>
    <meta:editing-cycles>9</meta:editing-cycles>
    <meta:generator>OpenOffice/4.1.6$Win32 OpenOffice.org_project/416m1$Build-9790</meta:generator>
    <meta:document-statistic meta:table-count="7" meta:cell-count="740" meta:object-count="0"/>
  </office:meta>
</office:document-meta>
</file>